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Helvetica, Arial, sans-serif"/>
    <style:font-face style:name="robo" svg:font-family="robo"/>
    <style:font-face style:name="Noto Sans Devanagari1" svg:font-family="'Noto Sans Devanagari'" style:font-family-generic="swiss"/>
    <style:font-face style:name="Roboto1" svg:font-family="Roboto, Helvetica, Arial, sans-serif" style:font-family-generic="swiss"/>
    <style:font-face style:name="Inconsolata for Powerline" svg:font-family="'Inconsolata for Powerline'" style:font-pitch="fixed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consolata for Powerline" fo:font-size="32pt" fo:font-weight="bold" officeooo:rsid="001e6634" officeooo:paragraph-rsid="001e663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1" fo:font-size="16pt" officeooo:rsid="001e6634" officeooo:paragraph-rsid="0040a08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boto1" fo:font-size="16pt" officeooo:rsid="001e6634" officeooo:paragraph-rsid="005fbaa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boto1" fo:font-size="16pt" officeooo:rsid="001feae9" officeooo:paragraph-rsid="001feae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Roboto1" fo:font-size="16pt" officeooo:rsid="001feae9" officeooo:paragraph-rsid="00413723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Roboto1" fo:font-size="16pt" officeooo:rsid="001feae9" officeooo:paragraph-rsid="005fbaa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Roboto1" fo:font-size="16pt" officeooo:rsid="001feae9" officeooo:paragraph-rsid="005ff94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Roboto1" fo:font-size="16pt" officeooo:rsid="001feae9" officeooo:paragraph-rsid="006a582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boto1" fo:font-size="16pt" officeooo:rsid="00208001" officeooo:paragraph-rsid="00208001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Roboto1" fo:font-size="16pt" officeooo:rsid="00208001" officeooo:paragraph-rsid="0046f043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Roboto1" fo:font-size="16pt" officeooo:rsid="00208001" officeooo:paragraph-rsid="0067f76a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boto1" fo:font-size="16pt" officeooo:rsid="0020b2b9" officeooo:paragraph-rsid="0020b2b9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Roboto1" fo:font-size="16pt" officeooo:rsid="002269a1" officeooo:paragraph-rsid="002269a1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Roboto1" fo:font-size="16pt" officeooo:rsid="002269a1" officeooo:paragraph-rsid="004755c7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Roboto1" fo:font-size="16pt" officeooo:rsid="002269a1" officeooo:paragraph-rsid="00662a2b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Roboto1" fo:font-size="16pt" officeooo:rsid="002269a1" officeooo:paragraph-rsid="00665212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Roboto1" fo:font-size="16pt" officeooo:rsid="0023fa3f" officeooo:paragraph-rsid="0023fa3f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Roboto1" fo:font-size="16pt" officeooo:rsid="00283cbd" officeooo:paragraph-rsid="00283cbd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Roboto1" fo:font-size="16pt" officeooo:rsid="00298b9a" officeooo:paragraph-rsid="00298b9a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boto1" fo:font-size="16pt" officeooo:rsid="002a607d" officeooo:paragraph-rsid="002a607d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boto1" fo:font-size="16pt" officeooo:rsid="002cae71" officeooo:paragraph-rsid="002cae71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Roboto1" fo:font-size="16pt" officeooo:rsid="002cae71" officeooo:paragraph-rsid="0055a476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46f043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4755c7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651a01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665212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67f76a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Roboto1" fo:font-size="16pt" officeooo:rsid="0046f043" officeooo:paragraph-rsid="00693dfd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Roboto1" fo:font-size="16pt" officeooo:rsid="004755c7" officeooo:paragraph-rsid="004755c7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Roboto1" fo:font-size="16pt" officeooo:rsid="00497de5" officeooo:paragraph-rsid="00497de5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Roboto1" fo:font-size="16pt" officeooo:rsid="004e9db9" officeooo:paragraph-rsid="004e9db9" style:font-size-asian="14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Roboto1" fo:font-size="16pt" officeooo:rsid="00506e7f" officeooo:paragraph-rsid="00506e7f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Roboto1" fo:font-size="16pt" officeooo:rsid="005091b2" officeooo:paragraph-rsid="005091b2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boto1" fo:font-size="16pt" officeooo:rsid="0050bbfe" officeooo:paragraph-rsid="0050bbfe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boto1" fo:font-size="16pt" officeooo:rsid="005c3efb" officeooo:paragraph-rsid="005c3efb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Roboto1" fo:font-size="16pt" officeooo:rsid="006339a8" officeooo:paragraph-rsid="006339a8" style:font-size-asian="14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Roboto1" fo:font-size="16pt" officeooo:rsid="006a5822" officeooo:paragraph-rsid="006a5822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Roboto1" fo:font-size="16pt" officeooo:rsid="006a7278" officeooo:paragraph-rsid="006be4c8" style:font-size-asian="14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Roboto1" fo:font-size="16pt" officeooo:rsid="00746015" officeooo:paragraph-rsid="00746015" style:font-size-asian="14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Roboto1" fo:font-size="16pt" officeooo:rsid="0076dc1b" officeooo:paragraph-rsid="0076dc1b" style:font-size-asian="14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Roboto1" fo:font-size="16pt" officeooo:rsid="007bd5a4" officeooo:paragraph-rsid="007bd5a4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Roboto1" fo:font-size="20pt" officeooo:rsid="00208001" officeooo:paragraph-rsid="00208001" style:font-size-asian="17.5pt" style:font-size-complex="20pt"/>
    </style:style>
    <style:style style:name="P43" style:family="paragraph" style:parent-style-name="Standard">
      <style:paragraph-properties fo:text-align="start" style:justify-single-word="false"/>
      <style:text-properties style:font-name="Roboto1" fo:font-size="20pt" officeooo:rsid="002773a6" officeooo:paragraph-rsid="002773a6" style:font-size-asian="17.5pt" style:font-size-complex="20pt"/>
    </style:style>
    <style:style style:name="P44" style:family="paragraph" style:parent-style-name="Standard">
      <style:paragraph-properties fo:text-align="start" style:justify-single-word="false" fo:break-before="page"/>
      <style:text-properties style:font-name="Roboto1" fo:font-size="16pt" officeooo:rsid="00497de5" officeooo:paragraph-rsid="00497de5" style:font-size-asian="14pt" style:font-size-complex="16pt"/>
    </style:style>
    <style:style style:name="P45" style:family="paragraph" style:parent-style-name="Text_20_body">
      <style:paragraph-properties fo:text-align="center" style:justify-single-word="false"/>
      <style:text-properties officeooo:rsid="001e6634" officeooo:paragraph-rsid="001e6634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center" style:justify-single-word="false"/>
      <style:text-properties officeooo:paragraph-rsid="00346511"/>
    </style:style>
    <style:style style:name="P48" style:family="paragraph" style:parent-style-name="Text_20_body">
      <style:paragraph-properties fo:text-align="center" style:justify-single-word="false"/>
      <style:text-properties fo:font-size="40pt" officeooo:rsid="001e6634" officeooo:paragraph-rsid="001e6634" style:font-size-asian="40pt" style:font-size-complex="40pt"/>
    </style:style>
    <style:style style:name="P49" style:family="paragraph" style:parent-style-name="Text_20_body">
      <style:paragraph-properties fo:text-align="center" style:justify-single-word="false"/>
      <style:text-properties fo:font-size="40pt" officeooo:rsid="003681d7" officeooo:paragraph-rsid="003681d7" style:font-size-asian="40pt" style:font-size-complex="40pt"/>
    </style:style>
    <style:style style:name="P50" style:family="paragraph" style:parent-style-name="Text_20_body">
      <style:paragraph-properties fo:text-align="start" style:justify-single-word="false"/>
      <style:text-properties style:font-name="Roboto1" fo:font-size="16pt" officeooo:rsid="001e6634" officeooo:paragraph-rsid="001e6634" style:font-size-asian="16pt" style:font-size-complex="16pt"/>
    </style:style>
    <style:style style:name="P51" style:family="paragraph" style:parent-style-name="Text_20_body">
      <style:paragraph-properties fo:text-align="start" style:justify-single-word="false"/>
      <style:text-properties style:font-name="Roboto1" fo:font-size="16pt" officeooo:rsid="001e6634" officeooo:paragraph-rsid="003681d7" style:font-size-asian="16pt" style:font-size-complex="16pt"/>
    </style:style>
    <style:style style:name="P52" style:family="paragraph" style:parent-style-name="Text_20_body">
      <style:paragraph-properties fo:text-align="center" style:justify-single-word="false"/>
      <style:text-properties style:font-name="Roboto1" fo:font-size="16pt" officeooo:rsid="0057990b" officeooo:paragraph-rsid="0057990b" style:font-size-asian="16pt" style:font-size-complex="16pt"/>
    </style:style>
    <style:style style:name="P53" style:family="paragraph" style:parent-style-name="Text_20_body">
      <style:paragraph-properties fo:text-align="start" style:justify-single-word="false"/>
      <style:text-properties style:font-name="Roboto1" fo:font-size="16pt" officeooo:rsid="0057990b" officeooo:paragraph-rsid="0057990b" style:font-size-asian="16pt" style:font-size-complex="16pt"/>
    </style:style>
    <style:style style:name="P54" style:family="paragraph" style:parent-style-name="Text_20_body">
      <style:paragraph-properties fo:text-align="start" style:justify-single-word="false"/>
      <style:text-properties style:font-name="Roboto1" fo:font-size="16pt" officeooo:rsid="001e6634" officeooo:paragraph-rsid="001e6634" style:font-size-asian="14pt" style:font-size-complex="16pt"/>
    </style:style>
    <style:style style:name="P55" style:family="paragraph" style:parent-style-name="Text_20_body">
      <style:paragraph-properties fo:text-align="start" style:justify-single-word="false"/>
      <style:text-properties style:font-name="Roboto1" fo:font-size="16pt" officeooo:rsid="001e7cab" officeooo:paragraph-rsid="001e7cab" style:font-size-asian="14pt" style:font-size-complex="16pt"/>
    </style:style>
    <style:style style:name="P56" style:family="paragraph" style:parent-style-name="Text_20_body">
      <style:paragraph-properties fo:text-align="start" style:justify-single-word="false"/>
      <style:text-properties style:font-name="Roboto1" fo:font-size="16pt" officeooo:rsid="001e7cab" officeooo:paragraph-rsid="0040a082" style:font-size-asian="14pt" style:font-size-complex="16pt"/>
    </style:style>
    <style:style style:name="P57" style:family="paragraph" style:parent-style-name="Text_20_body">
      <style:paragraph-properties fo:text-align="start" style:justify-single-word="false"/>
      <style:text-properties style:font-name="Roboto1" fo:font-size="16pt" officeooo:rsid="001e7cab" officeooo:paragraph-rsid="00413723" style:font-size-asian="14pt" style:font-size-complex="16pt"/>
    </style:style>
    <style:style style:name="P58" style:family="paragraph" style:parent-style-name="Text_20_body">
      <style:paragraph-properties fo:text-align="start" style:justify-single-word="false"/>
      <style:text-properties style:font-name="Roboto1" fo:font-size="16pt" officeooo:rsid="001e7cab" officeooo:paragraph-rsid="005fbaac" style:font-size-asian="14pt" style:font-size-complex="16pt"/>
    </style:style>
    <style:style style:name="P59" style:family="paragraph" style:parent-style-name="Text_20_body">
      <style:paragraph-properties fo:text-align="start" style:justify-single-word="false"/>
      <style:text-properties style:font-name="Roboto1" fo:font-size="16pt" officeooo:rsid="00381692" officeooo:paragraph-rsid="00381692" style:font-size-asian="14pt" style:font-size-complex="16pt"/>
    </style:style>
    <style:style style:name="P60" style:family="paragraph" style:parent-style-name="Text_20_body">
      <style:paragraph-properties fo:text-align="start" style:justify-single-word="false"/>
      <style:text-properties style:font-name="Roboto1" fo:font-size="16pt" officeooo:rsid="00385a45" officeooo:paragraph-rsid="00385a45" style:font-size-asian="14pt" style:font-size-complex="16pt"/>
    </style:style>
    <style:style style:name="P61" style:family="paragraph" style:parent-style-name="Text_20_body">
      <style:paragraph-properties fo:text-align="start" style:justify-single-word="false"/>
      <style:text-properties style:font-name="Roboto1" fo:font-size="16pt" officeooo:rsid="00399455" officeooo:paragraph-rsid="00399455" style:font-size-asian="14pt" style:font-size-complex="16pt"/>
    </style:style>
    <style:style style:name="P62" style:family="paragraph" style:parent-style-name="Text_20_body">
      <style:paragraph-properties fo:text-align="start" style:justify-single-word="false"/>
      <style:text-properties style:font-name="Roboto1" fo:font-size="16pt" officeooo:rsid="003c6b0a" officeooo:paragraph-rsid="003c6b0a" style:font-size-asian="14pt" style:font-size-complex="16pt"/>
    </style:style>
    <style:style style:name="P63" style:family="paragraph" style:parent-style-name="Text_20_body">
      <style:paragraph-properties fo:text-align="start" style:justify-single-word="false"/>
      <style:text-properties style:font-name="Roboto1" fo:font-size="16pt" officeooo:rsid="003e1b95" officeooo:paragraph-rsid="003e1b95" style:font-size-asian="14pt" style:font-size-complex="16pt"/>
    </style:style>
    <style:style style:name="P64" style:family="paragraph" style:parent-style-name="Text_20_body">
      <style:paragraph-properties fo:text-align="start" style:justify-single-word="false"/>
      <style:text-properties style:font-name="Roboto1" fo:font-size="16pt" officeooo:rsid="003f737f" officeooo:paragraph-rsid="003f737f" style:font-size-asian="14pt" style:font-size-complex="16pt"/>
    </style:style>
    <style:style style:name="P65" style:family="paragraph" style:parent-style-name="Text_20_body">
      <style:paragraph-properties fo:text-align="start" style:justify-single-word="false"/>
      <style:text-properties style:font-name="Roboto1" fo:font-size="16pt" officeooo:rsid="003fa512" officeooo:paragraph-rsid="003fa512" style:font-size-asian="14pt" style:font-size-complex="16pt"/>
    </style:style>
    <style:style style:name="P66" style:family="paragraph" style:parent-style-name="Text_20_body">
      <style:paragraph-properties fo:text-align="start" style:justify-single-word="false"/>
      <style:text-properties style:font-name="Roboto1" fo:font-size="16pt" officeooo:rsid="0040a082" officeooo:paragraph-rsid="0040a082" style:font-size-asian="14pt" style:font-size-complex="16pt"/>
    </style:style>
    <style:style style:name="P67" style:family="paragraph" style:parent-style-name="Text_20_body">
      <style:paragraph-properties fo:text-align="start" style:justify-single-word="false"/>
      <style:text-properties style:font-name="Roboto1" fo:font-size="16pt" officeooo:rsid="0040a082" officeooo:paragraph-rsid="005fbaac" style:font-size-asian="14pt" style:font-size-complex="16pt"/>
    </style:style>
    <style:style style:name="P68" style:family="paragraph" style:parent-style-name="Text_20_body">
      <style:paragraph-properties fo:text-align="start" style:justify-single-word="false"/>
      <style:text-properties style:font-name="Roboto1" fo:font-size="16pt" officeooo:rsid="00443882" officeooo:paragraph-rsid="00443882" style:font-size-asian="14pt" style:font-size-complex="16pt"/>
    </style:style>
    <style:style style:name="P69" style:family="paragraph" style:parent-style-name="Text_20_body">
      <style:paragraph-properties fo:text-align="start" style:justify-single-word="false"/>
      <style:text-properties style:font-name="Roboto1" fo:font-size="16pt" officeooo:rsid="00572d7c" officeooo:paragraph-rsid="00572d7c" style:font-size-asian="14pt" style:font-size-complex="16pt"/>
    </style:style>
    <style:style style:name="P70" style:family="paragraph" style:parent-style-name="Text_20_body">
      <style:paragraph-properties fo:text-align="start" style:justify-single-word="false"/>
      <style:text-properties style:font-name="Roboto1" fo:font-size="16pt" officeooo:rsid="005c6532" officeooo:paragraph-rsid="005c6532" style:font-size-asian="14pt" style:font-size-complex="16pt"/>
    </style:style>
    <style:style style:name="P71" style:family="paragraph" style:parent-style-name="Text_20_body">
      <style:paragraph-properties fo:text-align="start" style:justify-single-word="false"/>
      <style:text-properties style:font-name="Roboto1" fo:font-size="16pt" officeooo:rsid="005e262c" officeooo:paragraph-rsid="005e262c" style:font-size-asian="14pt" style:font-size-complex="16pt"/>
    </style:style>
    <style:style style:name="P72" style:family="paragraph" style:parent-style-name="Text_20_body">
      <style:paragraph-properties fo:text-align="start" style:justify-single-word="false"/>
      <style:text-properties style:font-name="Roboto1" fo:font-size="16pt" officeooo:rsid="007bd5a4" officeooo:paragraph-rsid="007d86e2" style:font-size-asian="14pt" style:font-size-complex="16pt"/>
    </style:style>
    <style:style style:name="P73" style:family="paragraph" style:parent-style-name="Text_20_body">
      <style:paragraph-properties fo:text-align="start" style:justify-single-word="false"/>
      <style:text-properties style:font-name="Roboto1" fo:font-size="16pt" officeooo:rsid="007e408c" officeooo:paragraph-rsid="007e408c" style:font-size-asian="14pt" style:font-size-complex="16pt"/>
    </style:style>
    <style:style style:name="P74" style:family="paragraph" style:parent-style-name="Text_20_body">
      <style:paragraph-properties fo:text-align="start" style:justify-single-word="false"/>
      <style:text-properties style:font-name="Roboto1" fo:font-size="16pt" officeooo:rsid="007eea19" officeooo:paragraph-rsid="007eea19" style:font-size-asian="14pt" style:font-size-complex="16pt"/>
    </style:style>
    <style:style style:name="P75" style:family="paragraph" style:parent-style-name="Text_20_body">
      <style:paragraph-properties fo:text-align="start" style:justify-single-word="false"/>
      <style:text-properties style:font-name="Roboto1" fo:font-size="16pt" officeooo:rsid="007fcd6c" officeooo:paragraph-rsid="007fcd6c" style:font-size-asian="14pt" style:font-size-complex="16pt"/>
    </style:style>
    <style:style style:name="P76" style:family="paragraph" style:parent-style-name="Text_20_body">
      <style:paragraph-properties fo:text-align="start" style:justify-single-word="false"/>
      <style:text-properties style:font-name="Roboto1" fo:font-size="16pt" officeooo:rsid="00811238" officeooo:paragraph-rsid="00811238" style:font-size-asian="14pt" style:font-size-complex="16pt"/>
    </style:style>
    <style:style style:name="P77" style:family="paragraph" style:parent-style-name="Text_20_body">
      <style:paragraph-properties fo:text-align="center" style:justify-single-word="false"/>
      <style:text-properties style:font-name="Roboto1" fo:font-size="26pt" officeooo:rsid="001e6634" officeooo:paragraph-rsid="001e6634" style:font-size-asian="26pt" style:font-size-complex="26pt"/>
    </style:style>
    <style:style style:name="P78" style:family="paragraph" style:parent-style-name="Text_20_body">
      <style:paragraph-properties fo:text-align="center" style:justify-single-word="false"/>
      <style:text-properties style:font-name="Roboto1" fo:font-size="26pt" officeooo:rsid="001feae9" officeooo:paragraph-rsid="001feae9" style:font-size-asian="26pt" style:font-size-complex="26pt"/>
    </style:style>
    <style:style style:name="P79" style:family="paragraph" style:parent-style-name="Text_20_body">
      <style:paragraph-properties fo:text-align="center" style:justify-single-word="false"/>
      <style:text-properties style:font-name="Roboto1" fo:font-size="26pt" officeooo:rsid="0027f334" officeooo:paragraph-rsid="0027f334" style:font-size-asian="26pt" style:font-size-complex="26pt"/>
    </style:style>
    <style:style style:name="P80" style:family="paragraph" style:parent-style-name="Text_20_body">
      <style:paragraph-properties fo:text-align="center" style:justify-single-word="false"/>
      <style:text-properties style:font-name="Roboto1" fo:font-size="26pt" officeooo:rsid="002cae71" officeooo:paragraph-rsid="002cae71" style:font-size-asian="26pt" style:font-size-complex="26pt"/>
    </style:style>
    <style:style style:name="P81" style:family="paragraph" style:parent-style-name="Text_20_body">
      <style:paragraph-properties fo:text-align="center" style:justify-single-word="false"/>
      <style:text-properties style:font-name="Roboto1" fo:font-size="26pt" officeooo:rsid="00381692" officeooo:paragraph-rsid="00381692" style:font-size-asian="26pt" style:font-size-complex="26pt"/>
    </style:style>
    <style:style style:name="P82" style:family="paragraph" style:parent-style-name="Text_20_body">
      <style:paragraph-properties fo:text-align="center" style:justify-single-word="false"/>
      <style:text-properties style:font-name="Roboto1" fo:font-size="26pt" officeooo:rsid="00381692" officeooo:paragraph-rsid="00399455" style:font-size-asian="26pt" style:font-size-complex="26pt"/>
    </style:style>
    <style:style style:name="P83" style:family="paragraph" style:parent-style-name="Text_20_body">
      <style:paragraph-properties fo:text-align="center" style:justify-single-word="false"/>
      <style:text-properties style:font-name="Roboto1" fo:font-size="26pt" officeooo:rsid="0040a082" officeooo:paragraph-rsid="0040a082" style:font-size-asian="26pt" style:font-size-complex="26pt"/>
    </style:style>
    <style:style style:name="P84" style:family="paragraph" style:parent-style-name="Text_20_body">
      <style:paragraph-properties fo:text-align="center" style:justify-single-word="false"/>
      <style:text-properties style:font-name="Roboto1" fo:font-size="26pt" officeooo:rsid="0040a082" officeooo:paragraph-rsid="0046f043" style:font-size-asian="26pt" style:font-size-complex="26pt"/>
    </style:style>
    <style:style style:name="P85" style:family="paragraph" style:parent-style-name="Text_20_body">
      <style:paragraph-properties fo:text-align="center" style:justify-single-word="false"/>
      <style:text-properties style:font-name="Roboto1" fo:font-size="26pt" officeooo:rsid="0040a082" officeooo:paragraph-rsid="005c6532" style:font-size-asian="26pt" style:font-size-complex="26pt"/>
    </style:style>
    <style:style style:name="P86" style:family="paragraph" style:parent-style-name="Text_20_body">
      <style:paragraph-properties fo:text-align="center" style:justify-single-word="false"/>
      <style:text-properties style:font-name="Roboto1" fo:font-size="26pt" officeooo:rsid="00413723" officeooo:paragraph-rsid="00413723" style:font-size-asian="26pt" style:font-size-complex="26pt"/>
    </style:style>
    <style:style style:name="P87" style:family="paragraph" style:parent-style-name="Text_20_body">
      <style:paragraph-properties fo:text-align="center" style:justify-single-word="false"/>
      <style:text-properties style:font-name="Roboto1" fo:font-size="26pt" officeooo:rsid="0046f043" officeooo:paragraph-rsid="0046f043" style:font-size-asian="26pt" style:font-size-complex="26pt"/>
    </style:style>
    <style:style style:name="P88" style:family="paragraph" style:parent-style-name="Text_20_body">
      <style:paragraph-properties fo:text-align="center" style:justify-single-word="false"/>
      <style:text-properties style:font-name="Roboto1" fo:font-size="26pt" officeooo:rsid="0055a476" officeooo:paragraph-rsid="0055a476" style:font-size-asian="26pt" style:font-size-complex="26pt"/>
    </style:style>
    <style:style style:name="P89" style:family="paragraph" style:parent-style-name="Text_20_body">
      <style:paragraph-properties fo:text-align="center" style:justify-single-word="false"/>
      <style:text-properties style:font-name="Roboto1" fo:font-size="26pt" officeooo:rsid="00572d7c" officeooo:paragraph-rsid="00572d7c" style:font-size-asian="26pt" style:font-size-complex="26pt"/>
    </style:style>
    <style:style style:name="P90" style:family="paragraph" style:parent-style-name="Text_20_body">
      <style:paragraph-properties fo:text-align="center" style:justify-single-word="false"/>
      <style:text-properties style:font-name="Roboto1" fo:font-size="26pt" officeooo:rsid="005fbaac" officeooo:paragraph-rsid="005fbaac" style:font-size-asian="26pt" style:font-size-complex="26pt"/>
    </style:style>
    <style:style style:name="P91" style:family="paragraph" style:parent-style-name="Text_20_body">
      <style:paragraph-properties fo:text-align="center" style:justify-single-word="false"/>
      <style:text-properties style:font-name="Roboto1" fo:font-size="26pt" officeooo:rsid="005fbaac" officeooo:paragraph-rsid="005ff94b" style:font-size-asian="26pt" style:font-size-complex="26pt"/>
    </style:style>
    <style:style style:name="P92" style:family="paragraph" style:parent-style-name="Text_20_body">
      <style:paragraph-properties fo:text-align="center" style:justify-single-word="false"/>
      <style:text-properties style:font-name="Roboto1" fo:font-size="26pt" officeooo:rsid="005fbaac" officeooo:paragraph-rsid="006a5822" style:font-size-asian="26pt" style:font-size-complex="26pt"/>
    </style:style>
    <style:style style:name="P93" style:family="paragraph" style:parent-style-name="Text_20_body">
      <style:paragraph-properties fo:text-align="center" style:justify-single-word="false"/>
      <style:text-properties style:font-name="Roboto1" fo:font-size="26pt" officeooo:rsid="005fbaac" officeooo:paragraph-rsid="0073ebe6" style:font-size-asian="26pt" style:font-size-complex="26pt"/>
    </style:style>
    <style:style style:name="P94" style:family="paragraph" style:parent-style-name="Text_20_body">
      <style:paragraph-properties fo:text-align="center" style:justify-single-word="false"/>
      <style:text-properties style:font-name="Roboto1" fo:font-size="26pt" officeooo:rsid="007d86e2" officeooo:paragraph-rsid="007d86e2" style:font-size-asian="26pt" style:font-size-complex="26pt"/>
    </style:style>
    <style:style style:name="P95" style:family="paragraph" style:parent-style-name="Text_20_body">
      <style:paragraph-properties fo:text-align="center" style:justify-single-word="false"/>
      <style:text-properties style:font-name="Roboto1" fo:font-size="26pt" officeooo:rsid="007e408c" officeooo:paragraph-rsid="007e408c" style:font-size-asian="26pt" style:font-size-complex="26pt"/>
    </style:style>
    <style:style style:name="P96" style:family="paragraph" style:parent-style-name="Text_20_body">
      <style:paragraph-properties fo:text-align="center" style:justify-single-word="false"/>
      <style:text-properties style:font-name="Roboto1" fo:font-size="26pt" officeooo:rsid="007eea19" officeooo:paragraph-rsid="007eea19" style:font-size-asian="26pt" style:font-size-complex="26pt"/>
    </style:style>
    <style:style style:name="P97" style:family="paragraph" style:parent-style-name="Text_20_body">
      <style:paragraph-properties fo:text-align="center" style:justify-single-word="false"/>
      <style:text-properties style:font-name="Roboto1" fo:font-size="26pt" officeooo:rsid="008056b0" officeooo:paragraph-rsid="008056b0" style:font-size-asian="26pt" style:font-size-complex="26pt"/>
    </style:style>
    <style:style style:name="P98" style:family="paragraph" style:parent-style-name="Text_20_body">
      <style:paragraph-properties fo:text-align="center" style:justify-single-word="false"/>
      <style:text-properties style:font-name="Roboto1" fo:font-size="40pt" officeooo:rsid="005c6532" officeooo:paragraph-rsid="005c6532" style:font-size-asian="40pt" style:font-size-complex="40pt"/>
    </style:style>
    <style:style style:name="P99" style:family="paragraph" style:parent-style-name="Text_20_body">
      <style:paragraph-properties fo:text-align="start" style:justify-single-word="false"/>
      <style:text-properties fo:font-size="16pt" officeooo:paragraph-rsid="00346511" style:font-size-asian="14pt" style:font-size-complex="16pt"/>
    </style:style>
    <style:style style:name="P100" style:family="paragraph" style:parent-style-name="Text_20_body">
      <style:paragraph-properties fo:text-align="start" style:justify-single-word="false"/>
      <style:text-properties fo:font-size="16pt" officeooo:paragraph-rsid="00353ad7" style:font-size-asian="14pt" style:font-size-complex="16pt"/>
    </style:style>
    <style:style style:name="P101" style:family="paragraph" style:parent-style-name="Heading_20_1">
      <style:paragraph-properties fo:text-align="center" style:justify-single-word="false"/>
      <style:text-properties fo:font-variant="normal" fo:text-transform="none" fo:color="#bc8f8f" style:font-name="Roboto" fo:letter-spacing="normal" fo:font-style="normal" fo:font-weight="normal" officeooo:rsid="001e6634" officeooo:paragraph-rsid="001e6634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e6634" style:font-size-asian="14pt" style:font-size-complex="16pt"/>
    </style:style>
    <style:style style:name="T3" style:family="text">
      <style:text-properties style:font-name="robo"/>
    </style:style>
    <style:style style:name="T4" style:family="text">
      <style:text-properties officeooo:rsid="001e7cab"/>
    </style:style>
    <style:style style:name="T5" style:family="text">
      <style:text-properties style:font-name="Roboto1"/>
    </style:style>
    <style:style style:name="T6" style:family="text">
      <style:text-properties style:font-name="Roboto1" fo:font-size="26pt" officeooo:rsid="00346511" style:font-size-asian="26pt" style:font-size-complex="26pt"/>
    </style:style>
    <style:style style:name="T7" style:family="text">
      <style:text-properties style:font-name="Roboto1" fo:font-size="16pt" officeooo:rsid="0046f043" style:font-size-asian="14pt" style:font-size-complex="16pt"/>
    </style:style>
    <style:style style:name="T8" style:family="text">
      <style:text-properties style:font-name="Roboto1" fo:font-size="16pt" officeooo:rsid="006a5822" style:font-size-asian="14pt" style:font-size-complex="16pt"/>
    </style:style>
    <style:style style:name="T9" style:family="text">
      <style:text-properties style:font-name="Roboto1" officeooo:rsid="00346511"/>
    </style:style>
    <style:style style:name="T10" style:family="text">
      <style:text-properties style:font-name="Roboto1" officeooo:rsid="00351af6"/>
    </style:style>
    <style:style style:name="T11" style:family="text">
      <style:text-properties style:font-name="Roboto1" officeooo:rsid="00353ad7"/>
    </style:style>
    <style:style style:name="T12" style:family="text">
      <style:text-properties officeooo:rsid="0020b2b9"/>
    </style:style>
    <style:style style:name="T13" style:family="text">
      <style:text-properties officeooo:rsid="0021d363"/>
    </style:style>
    <style:style style:name="T14" style:family="text">
      <style:text-properties officeooo:rsid="0023fa3f"/>
    </style:style>
    <style:style style:name="T15" style:family="text">
      <style:text-properties officeooo:rsid="002a607d"/>
    </style:style>
    <style:style style:name="T16" style:family="text">
      <style:text-properties officeooo:rsid="002b60c4"/>
    </style:style>
    <style:style style:name="T17" style:family="text">
      <style:text-properties officeooo:rsid="002f20ed"/>
    </style:style>
    <style:style style:name="T18" style:family="text">
      <style:text-properties officeooo:rsid="002fbe04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31aef3"/>
    </style:style>
    <style:style style:name="T21" style:family="text">
      <style:text-properties officeooo:rsid="00356444"/>
    </style:style>
    <style:style style:name="T22" style:family="text">
      <style:text-properties officeooo:rsid="003a974b"/>
    </style:style>
    <style:style style:name="T23" style:family="text">
      <style:text-properties officeooo:rsid="003eed9b"/>
    </style:style>
    <style:style style:name="T24" style:family="text">
      <style:text-properties officeooo:rsid="0040a082"/>
    </style:style>
    <style:style style:name="T25" style:family="text">
      <style:text-properties officeooo:rsid="00413723"/>
    </style:style>
    <style:style style:name="T26" style:family="text">
      <style:text-properties officeooo:rsid="0045bc4e"/>
    </style:style>
    <style:style style:name="T27" style:family="text">
      <style:text-properties officeooo:rsid="0046f043"/>
    </style:style>
    <style:style style:name="T28" style:family="text">
      <style:text-properties officeooo:rsid="004755c7"/>
    </style:style>
    <style:style style:name="T29" style:family="text">
      <style:text-properties officeooo:rsid="0047c710"/>
    </style:style>
    <style:style style:name="T30" style:family="text">
      <style:text-properties officeooo:rsid="004b6913"/>
    </style:style>
    <style:style style:name="T31" style:family="text">
      <style:text-properties officeooo:rsid="004cb42d"/>
    </style:style>
    <style:style style:name="T32" style:family="text">
      <style:text-properties officeooo:rsid="004dd9f0"/>
    </style:style>
    <style:style style:name="T33" style:family="text">
      <style:text-properties officeooo:rsid="00525929"/>
    </style:style>
    <style:style style:name="T34" style:family="text">
      <style:text-properties officeooo:rsid="00594a28"/>
    </style:style>
    <style:style style:name="T35" style:family="text">
      <style:text-properties officeooo:rsid="005c3efb"/>
    </style:style>
    <style:style style:name="T36" style:family="text">
      <style:text-properties officeooo:rsid="005e262c"/>
    </style:style>
    <style:style style:name="T37" style:family="text">
      <style:text-properties officeooo:rsid="00615d25"/>
    </style:style>
    <style:style style:name="T38" style:family="text">
      <style:text-properties officeooo:rsid="00651a01"/>
    </style:style>
    <style:style style:name="T39" style:family="text">
      <style:text-properties officeooo:rsid="0069405d"/>
    </style:style>
    <style:style style:name="T40" style:family="text">
      <style:text-properties officeooo:rsid="006e30df"/>
    </style:style>
    <style:style style:name="T41" style:family="text">
      <style:text-properties officeooo:rsid="00764525"/>
    </style:style>
    <style:style style:name="T42" style:family="text">
      <style:text-properties officeooo:rsid="007d86e2"/>
    </style:style>
    <style:style style:name="T43" style:family="text">
      <style:text-properties officeooo:rsid="008280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h text:style-name="P101" text:outline-level="1"><text:span text:style-name="T3">Lexical</text:span> Conventions and Grammars of Languages: C vs. Python vs. Javascript</text:h>
      <text:p text:style-name="P46"><text:line-break/><text:span text:style-name="T2">SAI HARSHA KOTTAPALLI</text:span></text:p>
      <text:p text:style-name="P45"><text:span text:style-name="T1">CS17BTECH11036</text:span></text:p>
      <text:p text:style-name="P45"><text:span text:style-name="T1"/></text:p>
      <text:p text:style-name="P45"><text:span text:style-name="T1"/></text:p>
      <text:p text:style-name="P48">C</text:p>
      <text:p text:style-name="P50">There are si<text:span text:style-name="T21">x</text:span> classes of tokens which are:</text:p>
      <text:p text:style-name="P50">1. identifiers</text:p>
      <text:p text:style-name="P50">2. keywords</text:p>
      <text:p text:style-name="P50">3. constants</text:p>
      <text:p text:style-name="P50">4. string literals</text:p>
      <text:p text:style-name="P50">5. operators</text:p>
      <text:p text:style-name="P50">6. Seperators</text:p>
      <text:p text:style-name="P50"/>
      <text:p text:style-name="P77">Identifiers</text:p>
      <text:p text:style-name="P54">This token is a sequence of letters and digits where in this case, ‘letter’ includes ‘_’, <text:span text:style-name="T4">is used to represent an entity in C</text:span>.</text:p>
      <text:p text:style-name="P55">Identifier always starts with letter instead of number.</text:p>
      <text:p text:style-name="P55"><text:soft-page-break/>Upper case and lower case letters are different.</text:p>
      <text:p text:style-name="P78">Keywords</text:p>
      <text:p text:style-name="P4">Few special identifiers are used as keywords which restricts their used as variable names, etc.</text:p>
      <text:p text:style-name="P4">Example: auto, double. Int, struct , break, etc</text:p>
      <text:p text:style-name="P78">Constants</text:p>
      <text:p text:style-name="P42">a. Integer – constant</text:p>
      <text:p text:style-name="P9">It is a sequence of digits which can be represented as decimal, as octal(using 0 as prefix) and hexadecimal(using 0x as prefix).</text:p>
      <text:p text:style-name="P11">Suffix ‘U’ or ‘u’, denotes unsigned integer, while, Suffic ‘L’ and ‘l’ denotes long integer. <text:span text:style-name="T12">These suffix can both be appended.</text:span></text:p>
      <text:p text:style-name="P27">‘-’ <text:span text:style-name="T38">is used a prefix for negative numbers.</text:span></text:p>
      <text:p text:style-name="P9"/>
      <text:p text:style-name="P42">b. Character – constant</text:p>
      <text:p text:style-name="P12">It Is a sequence of one ot more characters enclosed in single quotes, which is translated to some numeric value based on machine’s character set at execution time.</text:p>
      <text:p text:style-name="P12">As for multi-characters, it Is implementation defined.</text:p>
      <text:p text:style-name="P12">Escape characters are denoted by the use of ‘\’ followed by letters or numbers(in decimal/octal/hexadecimal).</text:p>
      <text:p text:style-name="P12">In some implementations, there is an extended set of characters that cannot be represented in the char type, <text:span text:style-name="T13">so the set is represented using ‘L’ before the enclosing single quotes used to represent the character.</text:span>. </text:p>
      <text:p text:style-name="P12"/>
      <text:p text:style-name="P42">c. Floating – constant</text:p>
      <text:p text:style-name="P13">This con<text:span text:style-name="T28">s</text:span>tant is a combination of integer part, a decimal part, a fraction part, an e or E, an optionally signed integer exponent and an optional type suffix ‘f’, ‘F’<text:span text:style-name="T14">(float)</text:span>, ‘l’, or ‘L’<text:span text:style-name="T14">(Long double)</text:span>.</text:p>
      <text:p text:style-name="P16">Either fractional part ot integer part can be missing but not both together.</text:p>
      <text:p text:style-name="P26"><text:soft-page-break/>‘-’ <text:span text:style-name="T38">is used a prefix for negative numbers.</text:span></text:p>
      <text:p text:style-name="P17">Similarly is the case for ‘E’/’e’ and ‘.’ </text:p>
      <text:p text:style-name="P17"/>
      <text:p text:style-name="P42">d. enumeration – constant</text:p>
      <text:p text:style-name="P43">Set of values of type int represented as named constants.</text:p>
      <text:p text:style-name="P79">String Literals</text:p>
      <text:p text:style-name="P18">Also known as string constant, is a sequence of characters enclosed in double quotes.</text:p>
      <text:p text:style-name="P18">This is an array of characters and of static storage class.</text:p>
      <text:p text:style-name="P19">The string constant ends with a null character i.e. ‘\0’ to represent the endin<text:span text:style-name="T15">g</text:span> of the string.</text:p>
      <text:p text:style-name="P20">Using L as prefix with the double quotes allows us to used extended character <text:span text:style-name="T16">as string </text:span>literals.</text:p>
      <text:p text:style-name="P80">Operators</text:p>
      <text:p text:style-name="P21">It is used to perform specific mathematical or logical</text:p>
      <text:p text:style-name="P21">functions.</text:p>
      <text:p text:style-name="P21">Supported operators:</text:p>
      <text:p text:style-name="P21">a. Logical Operators (! , <text:span text:style-name="T18">||</text:span>, etc)</text:p>
      <text:p text:style-name="P21">b. Bitwise Operators (<text:span text:style-name="T17">|</text:span>, &lt;&lt;, etc)</text:p>
      <text:p text:style-name="P21">c. Relational Operators (!=, ==, etc)</text:p>
      <text:p text:style-name="P21">d. Arithmetic Operators (+, - , etc)</text:p>
      <text:p text:style-name="P21">e. Assignment Operators (=, += , etc)</text:p>
      <text:p text:style-name="P21">f. Misc Operators (sizeof(), ?:, etc)</text:p>
      <text:p text:style-name="P80">Seperators</text:p>
      <text:p text:style-name="Text_20_body"><text:span text:style-name="Definition"><text:span text:style-name="T19">Separators </text:span></text:span><text:span text:style-name="T19">are used to separate one </text:span><text:span text:style-name="T20">token </text:span><text:span text:style-name="T19">from other. Such as separating keyword from keyword, keyword from identifier, identifier from other identifier, etc.</text:span></text:p>
      <text:p text:style-name="P47"><text:soft-page-break/><text:line-break/><text:span text:style-name="T6">Comments</text:span></text:p>
      <text:p text:style-name="P100"><text:span text:style-name="T9">The characters /* </text:span><text:span text:style-name="T10">and</text:span><text:span text:style-name="T9"> */ </text:span><text:span text:style-name="T10">are used for commenting, they are used as a pair</text:span><text:span text:style-name="T9">. </text:span></text:p>
      <text:p text:style-name="P100"><text:span text:style-name="T11">These c</text:span><text:span text:style-name="T9">omments do not nest, and they </text:span><text:span text:style-name="T11">are not treated so if they </text:span><text:span text:style-name="T9"><text:s/>occur within a string or character literals.</text:span></text:p>
      <text:p text:style-name="P99"><text:span text:style-name="T9"/></text:p>
      <text:p text:style-name="P49"><text:span text:style-name="T9">P</text:span><text:span text:style-name="T5">ython</text:span></text:p>
      <text:p text:style-name="P51"/>
      <text:p text:style-name="P81">Line Structure</text:p>
      <text:p text:style-name="P59">Each line in the program ends with a ‘\n’ or a newline representing a statement.</text:p>
      <text:p text:style-name="P59">In case a long line needs to be written, it is often preferred to break up into two lines using ‘\’ as the line continuation character</text:p>
      <text:p text:style-name="P60">Although the line continuation character is not needed when using parentheses (...), brackets [...], braces {…} or triple quotes as these are used to signify the beginning and ending of the definition.</text:p>
      <text:p text:style-name="P82">Indentation</text:p>
      <text:p text:style-name="P61">The general body of the python program consists of blocks of code with uniform indentation to represent the bodies of functions, loops, etc.</text:p>
      <text:p text:style-name="P61"><text:soft-page-break/>The amount of indentation is not fixed and left to user to decide but it is required to have the same amount <text:s/>of indentation for one block of code.</text:p>
      <text:p text:style-name="P61">If the body of a function, conditional, loop, or class is short and contains only <text:span text:style-name="T22">few statements(preferably only one statement), we can place the next statement directly after it.</text:span></text:p>
      <text:p text:style-name="P62">‘pass’ is used to represent empty block.</text:p>
      <text:p text:style-name="P63">Spaces are preferred over tabs as suggested by the python programming community.</text:p>
      <text:p text:style-name="P63">Running python with flag ‘t’ th<text:span text:style-name="T23">r</text:span>ows warnings and ‘tt’ throws error with the usage of tabs.</text:p>
      <text:p text:style-name="P64">For multiple statements in a line, ‘;’ is used as the delimiter, although this style is not preferred.</text:p>
      <text:p text:style-name="P83">Identifiers</text:p>
      <text:p text:style-name="P66">The name used to represent functions, variables, etc.</text:p>
      <text:p text:style-name="P2"><text:span text:style-name="T24">It i</text:span>s a sequence of letters and digits where in this case, ‘letter’ includes ‘_’, <text:span text:style-name="T4">is used to represent an entity</text:span>.</text:p>
      <text:p text:style-name="P56">Identifier always starts with letter instead of number.</text:p>
      <text:p text:style-name="P57">Upper case and lower case letters are different.</text:p>
      <text:p text:style-name="P68">Identifiers starting with single ‘_’ is not imported when used as a module.</text:p>
      <text:p text:style-name="P68">Identifier starting with ‘__’ <text:s/>are used for private class members.</text:p>
      <text:p text:style-name="P68">Few identifers of the form, __init__ are used for <text:span text:style-name="T26">some</text:span> special methods.</text:p>
      <text:p text:style-name="P86">Keywords</text:p>
      <text:p text:style-name="P5"><text:soft-page-break/>Few special identifiers are used as keywords which restricts their used as variable names, etc.</text:p>
      <text:p text:style-name="P5">Example: <text:span text:style-name="T25">and, elif, global, etc</text:span></text:p>
      <text:p text:style-name="P87">Literals</text:p>
      <text:p text:style-name="P23">a. Booleans</text:p>
      <text:p text:style-name="P23">The identifiers True and False are interpreted as Boolean values with the integer values of 0 and 1, respectively</text:p>
      <text:p text:style-name="P23"/>
      <text:p text:style-name="P23">b. Integers</text:p>
      <text:p text:style-name="P10">It is a sequence of digits which can be represented as decimal, as octal(using 0 as prefix) and hexadecimal(using 0x as prefix).</text:p>
      <text:p text:style-name="P23">Suffix ‘L’ or ‘l’ is used to denote Long integers.</text:p>
      <text:p text:style-name="P23">‘-’ <text:span text:style-name="T38">is used a prefix for negative numbers.</text:span></text:p>
      <text:p text:style-name="P23"/>
      <text:p text:style-name="P23">c. Long Integers</text:p>
      <text:p text:style-name="P25">Suffix ‘L’ or ‘l’ is used to denote Long integers.</text:p>
      <text:p text:style-name="P25">‘-’ <text:span text:style-name="T38">is used a prefix for negative numbers.</text:span></text:p>
      <text:p text:style-name="P29">Example: 1234L</text:p>
      <text:p text:style-name="P24"/>
      <text:p text:style-name="P23">d. Floating point numbers</text:p>
      <text:p text:style-name="P15">This con<text:span text:style-name="T28">s</text:span>tant is a combination of integer part, a decimal part, a fraction part, an e or E, an optionally signed integer exponent and an</text:p>
      <text:p text:style-name="P15"><text:span text:style-name="T27">‘-’ is used a prefix for negative numbers.</text:span> optional type suffix ‘f’, ‘F’<text:span text:style-name="T14">(float)</text:span>, ‘l’, or ‘L’<text:span text:style-name="T14">(Long double)</text:span>.</text:p>
      <text:p text:style-name="P14"/>
      <text:p text:style-name="P23">e. Complex numbers</text:p>
      <text:p text:style-name="P23">An integer or floating-point number with <text:span text:style-name="T29">suffix</text:span> ‘j’ or ‘J’ <text:span text:style-name="T29">represents a complex number.</text:span></text:p>
      <text:p text:style-name="P23"/>
      <text:p text:style-name="P30">Two types of string literals are supported - </text:p>
      <text:p text:style-name="P30">a. 8-bit character data (ASCII)</text:p>
      <text:p text:style-name="P30">By default, 8-bit string literals are defined by enclosing text in single (‘), double (“), or triple (‘’’ or “””) <text:span text:style-name="T30">quotes.</text:span></text:p>
      <text:p text:style-name="P30"/>
      <text:p text:style-name="P30"><text:soft-page-break/>b. Unicode (16-bit-wide character data)</text:p>
      <text:p text:style-name="P30"><text:span text:style-name="T31">It </text:span>represent multibyte international character sets and allow</text:p>
      <text:p text:style-name="P30">for 65,536 unique characters.</text:p>
      <text:p text:style-name="P30">Unicode string literals are defined by preceding an ordinary string literal with a u or U, <text:span text:style-name="T32">denoted as u”hello”.</text:span></text:p>
      <text:p text:style-name="P30"/>
      <text:p text:style-name="P31">The Backslash character is used for escape characters.</text:p>
      <text:p text:style-name="P31">Unrecognized escape sequences are left in the string unmodified and include the leading backslash</text:p>
      <text:p text:style-name="P31"/>
      <text:p text:style-name="P32">Raw strings are denoted by r’&lt;string <text:s/>literal&gt;’, although r”\” is not allowed.</text:p>
      <text:p text:style-name="P33">All the backslash characters are left intact in raw strings.</text:p>
      <text:p text:style-name="P33"/>
      <text:p text:style-name="P34">Adjacent Strings are automatically concatenated to form single string literal, with any mix of ordinary, raw, and Unicode strings<text:span text:style-name="T33">(Unicode taking precedence)</text:span></text:p>
      <text:p text:style-name="P34">If Python is run with the -U command-line option, all string literals are interpreted as Unicode.</text:p>
      <text:p text:style-name="P34">Values enclosed in square brackets [...], parentheses (...), and braces {…} denote lists, tuples, and dictionaries.</text:p>
      <text:p text:style-name="P88">Operators</text:p>
      <text:p text:style-name="P22">It is used to perform specific mathematical or logical</text:p>
      <text:p text:style-name="P22">functions.</text:p>
      <text:p text:style-name="P22">Supported operators:</text:p>
      <text:p text:style-name="P22">a. Logical Operators (! , <text:span text:style-name="T18">||</text:span>, etc)</text:p>
      <text:p text:style-name="P22">b. Bitwise Operators (<text:span text:style-name="T17">|</text:span>, &lt;&lt;, etc)</text:p>
      <text:p text:style-name="P22">c. Relational Operators (!=, ==, etc)</text:p>
      <text:p text:style-name="P22">d. Arithmetic Operators (+, - , etc)</text:p>
      <text:p text:style-name="P22">e. Assignment Operators (=, += , etc)</text:p>
      <text:p text:style-name="P22">f. Misc Operators (sizeof(), ?:, etc)</text:p>
      <text:p text:style-name="P88">Delimiters</text:p>
      <text:p text:style-name="P22"><text:soft-page-break/>( ) [ ] { } , : . ` = ;</text:p>
      <text:p text:style-name="P88">Special Symbols</text:p>
      <text:p text:style-name="P22">‘ “ # \ @</text:p>
      <text:p text:style-name="P44"/>
      <text:p text:style-name="P89">Documentation Strings</text:p>
      <text:p text:style-name="P53">Serves for the purpose of documentation.</text:p>
      <text:p text:style-name="P53">The first statement of a module, class or function, should be a string.</text:p>
      <text:p text:style-name="P52"/>
      <text:p text:style-name="P89">Decorators</text:p>
      <text:p text:style-name="P69">Decorators are denoted with the @ symbol and must be placed on a separate line immediately before the corresponding function or method.</text:p>
      <text:p text:style-name="P69">purpose of <text:span text:style-name="T34">it</text:span> is to modify the behavior </text:p>
      <text:p text:style-name="P89">Source Code encoding</text:p>
      <text:p text:style-name="P23">When the special coding: comment is supplied, Unicode string literals may be specified directly in the specified encoding<text:span text:style-name="T35">(at the top of program)</text:span></text:p>
      <text:p text:style-name="P35">Example: </text:p>
      <text:p text:style-name="P35">#!/usr/bin/env python</text:p>
      <text:p text:style-name="P35"># -*- coding: UTF-8 -*-</text:p>
      <text:p text:style-name="P23"/>
      <text:p text:style-name="P84">Comments</text:p>
      <text:p text:style-name="P65">The ‘#’ character denotes the start of comments where everything to the right of it is commented out, except the case where it occurs in string literals.</text:p>
      <text:p text:style-name="P65"/>
      <text:p text:style-name="P65"/>
      <text:p text:style-name="P65"/>
      <text:p text:style-name="P98"><text:soft-page-break/>Javascript</text:p>
      <text:p text:style-name="P85">Whitespace <text:span text:style-name="T36">and comments</text:span></text:p>
      <text:p text:style-name="P70">Used to seperate different tokens.</text:p>
      <text:p text:style-name="P71">Two types of comment styles - </text:p>
      <text:p text:style-name="P70"><text:span text:style-name="T36">a. </text:span>block comments formed with /* */ <text:span text:style-name="T36">(do not nest)</text:span></text:p>
      <text:p text:style-name="P70"><text:span text:style-name="T36">b. </text:span>line-ending comments starting with //.</text:p>
      <text:p text:style-name="P70"/>
      <text:p text:style-name="P71">Second type of commenting style is preferred and suggested.</text:p>
      <text:p text:style-name="P90">Names</text:p>
      <text:p text:style-name="P67">The name used to represent statements,, variables, etc.</text:p>
      <text:p text:style-name="P3"><text:span text:style-name="T24">It i</text:span>s a sequence of letters and digits where in this case, ‘letter’ includes ‘_’, <text:span text:style-name="T4">is used to represent an entity</text:span>.</text:p>
      <text:p text:style-name="P58">Identifier always starts with letter instead of number.</text:p>
      <text:p text:style-name="P58">Upper case and lower case letters are different.</text:p>
      <text:p text:style-name="P6">Few special identifiers are used as keywords which restricts their used as variable names, etc.</text:p>
      <text:p text:style-name="P91">Numbers</text:p>
      <text:p text:style-name="P7"><text:span text:style-name="T37">J</text:span>avaScript has a single number type. Internally, it is represented as 64-bit floating point.</text:p>
      <text:p text:style-name="P36">With this, short integers issues are solved and there is no need to worry about overflow and many other errors are avoided.</text:p>
      <text:p text:style-name="P28">‘-’ <text:span text:style-name="T38">is used a prefix for negative numbers.</text:span></text:p>
      <text:p text:style-name="P28">NaN is not equal to any value, including itself. <text:span text:style-name="T39">It is used to represent ‘Not a Number’.</text:span></text:p>
      <text:p text:style-name="P37"><text:soft-page-break/>Infinity is a value greater than 1.79769313486231570e+308.</text:p>
      <text:p text:style-name="P92">Strings</text:p>
      <text:p text:style-name="P8">A string literal can be wrapped in single quotes or double quotes.</text:p>
      <text:p text:style-name="P37">The &lt;string literal&gt; can be empty or contain any number of characters.</text:p>
      <text:p text:style-name="P37">The ‘\’ backslash serves as escape character.</text:p>
      <text:p text:style-name="P38">JavaScript does not have a character type.</text:p>
      <text:p text:style-name="P38">All characters are Unicode-16.</text:p>
      <text:p text:style-name="P38">The \u convention allows for specifying character code points numerically.</text:p>
      <text:p text:style-name="P38">Strings are immutable, <text:span text:style-name="T40">although,new strings can be genrated with <text:s/>concatenation using ‘+’.</text:span></text:p>
      <text:p text:style-name="P38">Two strings containing exactly the same characters in the same order are considered to be the same string.</text:p>
      <text:p text:style-name="P93">Statements</text:p>
      <text:p text:style-name="P39">Javascript has a common global namespace for different scripts.</text:p>
      <text:p text:style-name="P39">When used inside of a function, the var statement defines the function’s private variables, <text:span text:style-name="T41">otherwise global variables.</text:span></text:p>
      <text:p text:style-name="P40">A label can be assigned for switch, while, for, and do.</text:p>
      <text:p text:style-name="P40">Statements tend to be executed in order from top to bottom.</text:p>
      <text:p text:style-name="P40">A block is a set of statements wrapped in curly braces.</text:p>
      <text:p text:style-name="P41">False is equivalent to:</text:p>
      <text:p text:style-name="P41">a. false</text:p>
      <text:p text:style-name="P41">b. ‘’</text:p>
      <text:p text:style-name="P41">c. 0</text:p>
      <text:p text:style-name="P41">d. NaN</text:p>
      <text:p text:style-name="P41">All other values are taken as true.</text:p>
      <text:p text:style-name="P94">Operators</text:p>
      <text:p text:style-name="P72"><text:span text:style-name="T42">WRT precedence</text:span></text:p>
      <text:p text:style-name="P72"><text:s/>. [] ( </text:p>
      <text:p text:style-name="P72">delete new typeof + - ! </text:p>
      <text:p text:style-name="P72"><text:soft-page-break/>* / %</text:p>
      <text:p text:style-name="P72">+ -</text:p>
      <text:p text:style-name="P72">&gt;= &lt;= &gt; &lt;</text:p>
      <text:p text:style-name="P72">=== !==</text:p>
      <text:p text:style-name="P72">&amp;&amp;</text:p>
      <text:p text:style-name="P73">| |</text:p>
      <text:p text:style-name="P73">? :</text:p>
      <text:p text:style-name="P97">Expression</text:p>
      <text:p text:style-name="P76">It is of the form - </text:p>
      <text:p text:style-name="P76">A literal value or variable or (true, false, null, undefined ,NaN, Infinity), an invocation expression with ‘new’, refinement expression with delete, <text:s/>an expression wrapped in parathesis or preceded by prefix operator followed by - </text:p>
      <text:p text:style-name="P76">a. Infix operator and expression</text:p>
      <text:p text:style-name="P76">b. ternary operator ?:</text:p>
      <text:p text:style-name="P76">c. Invocation ( results in execution of a function value )</text:p>
      <text:p text:style-name="P76">d. Refinement <text:span text:style-name="T43">( specify a property or element of an object or array. )</text:span></text:p>
      <text:p text:style-name="P95">Functions</text:p>
      <text:p text:style-name="P73">Defines a function value, which can have an optional name with an ability to make calls recursively.</text:p>
      <text:p text:style-name="P96">Object Literals</text:p>
      <text:p text:style-name="P74">Properties are specified as names or strings.</text:p>
      <text:p text:style-name="P75">The names of properties must be known aat compil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Helvetica, Arial, sans-serif"/>
    <style:font-face style:name="robo" svg:font-family="robo"/>
    <style:font-face style:name="Noto Sans Devanagari1" svg:font-family="'Noto Sans Devanagari'" style:font-family-generic="swiss"/>
    <style:font-face style:name="Roboto1" svg:font-family="Roboto, Helvetica, Arial, sans-serif" style:font-family-generic="swiss"/>
    <style:font-face style:name="Inconsolata for Powerline" svg:font-family="'Inconsolata for Powerline'" style:font-pitch="fixed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 Serif" fo:font-family="'Sans Serif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/>
      <style:text-properties style:font-name="Roboto1" fo:font-family="Roboto, Helvetica, Arial, sans-serif" style:font-family-generic="swiss" fo:font-size="16pt" officeooo:rsid="001e7cab" style:font-size-asian="14pt" style:font-size-complex="16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4:03:17.835849735</meta:creation-date>
    <dc:date>2019-04-02T07:28:24.608117849</dc:date>
    <meta:editing-duration>PT2H42M2S</meta:editing-duration>
    <meta:editing-cycles>102</meta:editing-cycles>
    <meta:generator>LibreOffice/6.2.1.2$Linux_X86_64 LibreOffice_project/20$Build-2</meta:generator>
    <meta:document-statistic meta:table-count="0" meta:image-count="0" meta:object-count="0" meta:page-count="12" meta:paragraph-count="200" meta:word-count="1786" meta:character-count="10622" meta:non-whitespace-character-count="9012"/>
  </office:meta>
</office:document-meta>
</file>